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style:font-name="Liberation Serif" fo:font-size="10pt" fo:font-weight="bold" style:font-size-asian="10pt" style:font-weight-asian="bold" style:font-size-complex="10pt" style:font-weight-complex="bold"/>
    </style:style>
    <style:style style:name="P2" style:family="paragraph" style:parent-style-name="Standard">
      <style:paragraph-properties fo:text-align="justify" style:justify-single-word="false"/>
      <style:text-properties style:font-name="Liberation Serif" fo:font-size="10pt" fo:font-weight="bold" officeooo:paragraph-rsid="0023193f" style:font-size-asian="10pt" style:font-weight-asian="bold" style:font-size-complex="10pt" style:font-weight-complex="bold"/>
    </style:style>
    <style:style style:name="P3" style:family="paragraph" style:parent-style-name="Standard">
      <style:paragraph-properties fo:text-align="justify" style:justify-single-word="false"/>
      <style:text-properties style:font-name="Liberation Serif" fo:font-size="10pt" fo:font-weight="bold" officeooo:rsid="0018da2f" officeooo:paragraph-rsid="0018da2f" style:font-size-asian="10pt" style:font-weight-asian="bold" style:font-size-complex="10pt" style:font-weight-complex="bold"/>
    </style:style>
    <style:style style:name="P4" style:family="paragraph" style:parent-style-name="Standard">
      <style:paragraph-properties fo:text-align="justify" style:justify-single-word="false"/>
      <style:text-properties style:font-name="Liberation Serif" fo:font-size="10pt" fo:font-weight="bold" officeooo:rsid="00254a76" officeooo:paragraph-rsid="0023193f" style:font-size-asian="10pt" style:font-weight-asian="bold" style:font-size-complex="10pt" style:font-weight-complex="bold"/>
    </style:style>
    <style:style style:name="P5" style:family="paragraph" style:parent-style-name="Standard">
      <style:paragraph-properties fo:text-align="justify" style:justify-single-word="false"/>
      <style:text-properties style:font-name="Liberation Serif" fo:font-size="10pt" fo:font-weight="bold" officeooo:rsid="0027442d" officeooo:paragraph-rsid="0027442d" style:font-size-asian="10pt" style:font-weight-asian="bold" style:font-size-complex="10pt" style:font-weight-complex="bold"/>
    </style:style>
    <style:style style:name="P6" style:family="paragraph" style:parent-style-name="Standard">
      <style:paragraph-properties fo:text-align="justify" style:justify-single-word="false"/>
      <style:text-properties style:font-name="Liberation Serif" fo:font-size="10pt" style:font-size-asian="10pt" style:font-size-complex="10pt"/>
    </style:style>
    <style:style style:name="P7" style:family="paragraph" style:parent-style-name="Standard">
      <style:paragraph-properties fo:text-align="justify" style:justify-single-word="false"/>
      <style:text-properties style:font-name="Liberation Serif" fo:font-size="10pt" officeooo:paragraph-rsid="0018da2f" style:font-size-asian="10pt" style:font-size-complex="10pt"/>
    </style:style>
    <style:style style:name="P8" style:family="paragraph" style:parent-style-name="Standard">
      <style:paragraph-properties fo:text-align="justify" style:justify-single-word="false"/>
      <style:text-properties style:font-name="Liberation Serif" fo:font-size="10pt" officeooo:paragraph-rsid="001a0d66" style:font-size-asian="10pt" style:font-size-complex="10pt"/>
    </style:style>
    <style:style style:name="P9" style:family="paragraph" style:parent-style-name="Standard" style:list-style-name="L1">
      <style:paragraph-properties fo:text-align="justify" style:justify-single-word="false"/>
      <style:text-properties style:font-name="Liberation Serif" fo:font-size="10pt" officeooo:paragraph-rsid="001a0d66" style:font-size-asian="10pt" style:font-size-complex="10pt"/>
    </style:style>
    <style:style style:name="P10" style:family="paragraph" style:parent-style-name="Standard" style:list-style-name="L2">
      <style:paragraph-properties fo:text-align="justify" style:justify-single-word="false"/>
      <style:text-properties style:font-name="Liberation Serif" fo:font-size="10pt" style:font-size-asian="10pt" style:font-size-complex="10pt"/>
    </style:style>
    <style:style style:name="P11" style:family="paragraph" style:parent-style-name="Standard" style:list-style-name="L3">
      <style:paragraph-properties fo:text-align="justify" style:justify-single-word="false"/>
      <style:text-properties style:font-name="Liberation Serif" fo:font-size="10pt" style:font-size-asian="10pt" style:font-size-complex="10pt"/>
    </style:style>
    <style:style style:name="P12" style:family="paragraph" style:parent-style-name="Standard" style:list-style-name="L4">
      <style:paragraph-properties fo:text-align="justify" style:justify-single-word="false"/>
      <style:text-properties style:font-name="Liberation Serif" fo:font-size="10pt" officeooo:paragraph-rsid="001a0d66" style:font-size-asian="10pt" style:font-size-complex="10pt"/>
    </style:style>
    <style:style style:name="P13" style:family="paragraph" style:parent-style-name="Standard" style:list-style-name="L5">
      <style:paragraph-properties fo:text-align="justify" style:justify-single-word="false"/>
      <style:text-properties style:font-name="Liberation Serif" fo:font-size="10pt" officeooo:paragraph-rsid="001a0d66" style:font-size-asian="10pt" style:font-size-complex="10pt"/>
    </style:style>
    <style:style style:name="P14" style:family="paragraph" style:parent-style-name="Standard" style:list-style-name="L6">
      <style:paragraph-properties fo:text-align="justify" style:justify-single-word="false"/>
      <style:text-properties style:font-name="Liberation Serif" fo:font-size="10pt" officeooo:paragraph-rsid="001a0d66" style:font-size-asian="10pt" style:font-size-complex="10pt"/>
    </style:style>
    <style:style style:name="P15" style:family="paragraph" style:parent-style-name="Standard">
      <style:paragraph-properties fo:text-align="justify" style:justify-single-word="false"/>
      <style:text-properties style:font-name="Liberation Serif" fo:font-size="10pt" officeooo:paragraph-rsid="001bece0" style:font-size-asian="10pt" style:font-size-complex="10pt"/>
    </style:style>
    <style:style style:name="P16" style:family="paragraph" style:parent-style-name="Standard">
      <style:paragraph-properties fo:text-align="justify" style:justify-single-word="false"/>
      <style:text-properties style:font-name="Liberation Serif" fo:font-size="10pt" officeooo:paragraph-rsid="001d8ddf" style:font-size-asian="10pt" style:font-size-complex="10pt"/>
    </style:style>
    <style:style style:name="P17" style:family="paragraph" style:parent-style-name="Standard">
      <style:paragraph-properties fo:text-align="justify" style:justify-single-word="false"/>
      <style:text-properties style:font-name="Liberation Serif" fo:font-size="10pt" officeooo:paragraph-rsid="001ef6e2" style:font-size-asian="10pt" style:font-size-complex="10pt"/>
    </style:style>
    <style:style style:name="P18" style:family="paragraph" style:parent-style-name="Standard">
      <style:paragraph-properties fo:text-align="justify" style:justify-single-word="false"/>
      <style:text-properties style:font-name="Liberation Serif" fo:font-size="10pt" officeooo:paragraph-rsid="0021bc3e" style:font-size-asian="10pt" style:font-size-complex="10pt"/>
    </style:style>
    <style:style style:name="P19" style:family="paragraph" style:parent-style-name="Standard">
      <style:paragraph-properties fo:text-align="justify" style:justify-single-word="false"/>
      <style:text-properties style:font-name="Liberation Serif" fo:font-size="10pt" officeooo:paragraph-rsid="0023193f" style:font-size-asian="10pt" style:font-size-complex="10pt"/>
    </style:style>
    <style:style style:name="P20" style:family="paragraph" style:parent-style-name="Standard">
      <style:paragraph-properties fo:text-align="justify" style:justify-single-word="false"/>
      <style:text-properties style:font-name="Liberation Serif" fo:font-size="10pt" officeooo:paragraph-rsid="00276948" style:font-size-asian="10pt" style:font-size-complex="10pt"/>
    </style:style>
    <style:style style:name="P21" style:family="paragraph" style:parent-style-name="Standard">
      <style:paragraph-properties fo:text-align="justify" style:justify-single-word="false"/>
      <style:text-properties style:font-name="Liberation Serif" fo:font-size="10pt" officeooo:paragraph-rsid="0028b851" style:font-size-asian="10pt" style:font-size-complex="10pt"/>
    </style:style>
    <style:style style:name="P22" style:family="paragraph" style:parent-style-name="Standard">
      <style:paragraph-properties fo:text-align="justify" style:justify-single-word="false"/>
      <style:text-properties style:font-name="Liberation Serif" fo:font-size="10pt" officeooo:rsid="001a0d66" officeooo:paragraph-rsid="001a0d66" style:font-size-asian="10pt" style:font-size-complex="10pt"/>
    </style:style>
    <style:style style:name="P23" style:family="paragraph" style:parent-style-name="Standard">
      <style:paragraph-properties fo:text-align="justify" style:justify-single-word="false"/>
      <style:text-properties style:font-name="Liberation Serif" fo:font-size="10pt" officeooo:rsid="001d8ddf" officeooo:paragraph-rsid="001d8ddf" style:font-size-asian="10pt" style:font-size-complex="10pt"/>
    </style:style>
    <style:style style:name="P24" style:family="paragraph" style:parent-style-name="Standard">
      <style:paragraph-properties fo:text-align="justify" style:justify-single-word="false"/>
      <style:text-properties style:font-name="Liberation Serif" fo:font-size="10pt" officeooo:rsid="001d8ddf" officeooo:paragraph-rsid="001bece0" style:font-size-asian="10pt" style:font-size-complex="10pt"/>
    </style:style>
    <style:style style:name="P25" style:family="paragraph" style:parent-style-name="Standard">
      <style:paragraph-properties fo:text-align="justify" style:justify-single-word="false"/>
      <style:text-properties style:font-name="Liberation Serif" fo:font-size="10pt" officeooo:rsid="0021bc3e" officeooo:paragraph-rsid="0021bc3e" style:font-size-asian="10pt" style:font-size-complex="10pt"/>
    </style:style>
    <style:style style:name="P26" style:family="paragraph" style:parent-style-name="Standard">
      <style:paragraph-properties fo:text-align="justify" style:justify-single-word="false"/>
      <style:text-properties style:font-name="Liberation Serif" fo:font-size="10pt" officeooo:rsid="0023193f" officeooo:paragraph-rsid="0023193f" style:font-size-asian="10pt" style:font-size-complex="10pt"/>
    </style:style>
    <style:style style:name="P27" style:family="paragraph" style:parent-style-name="Standard">
      <style:paragraph-properties fo:text-align="justify" style:justify-single-word="false"/>
      <style:text-properties style:font-name="Liberation Serif" fo:font-size="10pt" officeooo:rsid="00254a76" officeooo:paragraph-rsid="0023193f" style:font-size-asian="10pt" style:font-size-complex="10pt"/>
    </style:style>
    <style:style style:name="P28" style:family="paragraph" style:parent-style-name="Standard">
      <style:paragraph-properties fo:text-align="justify" style:justify-single-word="false"/>
      <style:text-properties style:font-name="Liberation Serif" fo:font-size="12pt" fo:font-weight="bold" style:font-size-asian="12pt" style:font-weight-asian="bold" style:font-size-complex="12pt" style:font-weight-complex="bold"/>
    </style:style>
    <style:style style:name="P29" style:family="paragraph" style:parent-style-name="Standard">
      <style:paragraph-properties fo:text-align="justify" style:justify-single-word="false"/>
      <style:text-properties style:font-name="Liberation Serif" fo:font-size="12pt" fo:font-weight="bold" officeooo:rsid="002b3533" officeooo:paragraph-rsid="002b3533" style:font-size-asian="12pt" style:font-weight-asian="bold" style:font-size-complex="12pt" style:font-weight-complex="bold"/>
    </style:style>
    <style:style style:name="P30" style:family="paragraph" style:parent-style-name="Standard">
      <style:paragraph-properties fo:text-align="justify" style:justify-single-word="false"/>
      <style:text-properties style:font-name="Liberation Serif" fo:font-size="12pt" fo:font-weight="bold" officeooo:rsid="001d8ddf" officeooo:paragraph-rsid="001d8ddf" style:font-size-asian="12pt" style:font-weight-asian="bold" style:font-size-complex="12pt" style:font-weight-complex="bold"/>
    </style:style>
    <style:style style:name="P31" style:family="paragraph" style:parent-style-name="Standard">
      <style:paragraph-properties fo:text-align="justify" style:justify-single-word="false"/>
      <style:text-properties style:font-name="Liberation Serif" fo:font-size="12pt" fo:font-weight="bold" officeooo:rsid="0023193f" officeooo:paragraph-rsid="0023193f" style:font-size-asian="12pt" style:font-weight-asian="bold" style:font-size-complex="12pt" style:font-weight-complex="bold"/>
    </style:style>
    <style:style style:name="P32" style:family="paragraph" style:parent-style-name="Standard">
      <style:paragraph-properties fo:text-align="justify" style:justify-single-word="false"/>
      <style:text-properties style:font-name="Liberation Serif" fo:font-size="12pt" officeooo:rsid="001bece0" officeooo:paragraph-rsid="001bece0" style:font-size-asian="12pt" style:font-size-complex="12pt"/>
    </style:style>
    <style:style style:name="T1" style:family="text">
      <style:text-properties officeooo:rsid="0018da2f"/>
    </style:style>
    <style:style style:name="T2" style:family="text">
      <style:text-properties officeooo:rsid="001eaac7"/>
    </style:style>
    <style:style style:name="T3" style:family="text">
      <style:text-properties officeooo:rsid="00209187"/>
    </style:style>
    <style:style style:name="T4" style:family="text">
      <style:text-properties officeooo:rsid="0023193f"/>
    </style:style>
    <style:style style:name="T5" style:family="text">
      <style:text-properties officeooo:rsid="00254a76"/>
    </style:style>
    <style:style style:name="T6" style:family="text">
      <style:text-properties fo:font-size="9pt"/>
    </style:style>
    <style:style style:name="T7" style:family="text">
      <style:text-properties fo:font-size="9pt" fo:font-weight="bold" style:font-weight-asian="bold" style:font-weight-complex="bold"/>
    </style:style>
    <style:style style:name="T8" style:family="text">
      <style:text-properties fo:font-size="9pt" fo:font-weight="bold" officeooo:rsid="001a0d66" style:font-weight-asian="bold" style:font-weight-complex="bold"/>
    </style:style>
    <style:style style:name="T9" style:family="text">
      <style:text-properties fo:font-size="9pt" fo:font-weight="bold" officeooo:rsid="001bece0" style:font-weight-asian="bold" style:font-weight-complex="bold"/>
    </style:style>
    <style:style style:name="T10" style:family="text">
      <style:text-properties fo:font-size="9pt" fo:font-weight="bold" officeooo:rsid="002b3533" style:font-weight-asian="bold" style:font-weight-complex="bold"/>
    </style:style>
    <style:style style:name="T11" style:family="text">
      <style:text-properties fo:font-size="9pt" fo:font-weight="bold" officeooo:rsid="001d8ddf" style:font-weight-asian="bold" style:font-weight-complex="bold"/>
    </style:style>
    <style:style style:name="T12" style:family="text">
      <style:text-properties fo:font-size="9pt" fo:font-weight="bold" officeooo:rsid="001eaac7" style:font-weight-asian="bold" style:font-weight-complex="bold"/>
    </style:style>
    <style:style style:name="T13" style:family="text">
      <style:text-properties fo:font-size="9pt" fo:font-weight="bold" officeooo:rsid="001ef6e2" style:font-weight-asian="bold" style:font-weight-complex="bold"/>
    </style:style>
    <style:style style:name="T14" style:family="text">
      <style:text-properties fo:font-size="9pt" fo:font-weight="bold" officeooo:rsid="001f412e" style:font-weight-asian="bold" style:font-weight-complex="bold"/>
    </style:style>
    <style:style style:name="T15" style:family="text">
      <style:text-properties fo:font-size="9pt" fo:font-weight="bold" officeooo:rsid="00209187" style:font-weight-asian="bold" style:font-weight-complex="bold"/>
    </style:style>
    <style:style style:name="T16" style:family="text">
      <style:text-properties fo:font-size="9pt" fo:font-weight="bold" officeooo:rsid="0024de6a" style:font-weight-asian="bold" style:font-weight-complex="bold"/>
    </style:style>
    <style:style style:name="T17" style:family="text">
      <style:text-properties fo:font-size="9pt" fo:font-weight="bold" officeooo:rsid="0021bc3e" style:font-weight-asian="bold" style:font-weight-complex="bold"/>
    </style:style>
    <style:style style:name="T18" style:family="text">
      <style:text-properties fo:font-size="9pt" fo:font-weight="bold" officeooo:rsid="00254a76" style:font-weight-asian="bold" style:font-weight-complex="bold"/>
    </style:style>
    <style:style style:name="T19" style:family="text">
      <style:text-properties fo:font-size="9pt" fo:font-weight="bold" officeooo:rsid="00276948" style:font-weight-asian="bold" style:font-weight-complex="bold"/>
    </style:style>
    <style:style style:name="T20" style:family="text">
      <style:text-properties fo:font-size="9pt" fo:font-weight="bold" officeooo:rsid="0028b851" style:font-weight-asian="bold" style:font-weight-complex="bold"/>
    </style:style>
    <style:style style:name="T21" style:family="text">
      <style:text-properties fo:font-size="9pt" officeooo:rsid="0018da2f"/>
    </style:style>
    <style:style style:name="T22" style:family="text">
      <style:text-properties fo:font-size="9pt" officeooo:rsid="001a0d66"/>
    </style:style>
    <style:style style:name="T23" style:family="text">
      <style:text-properties fo:font-size="9pt" officeooo:rsid="001bece0"/>
    </style:style>
    <style:style style:name="T24" style:family="text">
      <style:text-properties fo:font-size="9pt" officeooo:rsid="001d8ddf"/>
    </style:style>
    <style:style style:name="T25" style:family="text">
      <style:text-properties fo:font-size="9pt" officeooo:rsid="001eaac7"/>
    </style:style>
    <style:style style:name="T26" style:family="text">
      <style:text-properties fo:font-size="9pt" officeooo:rsid="001f412e"/>
    </style:style>
    <style:style style:name="T27" style:family="text">
      <style:text-properties fo:font-size="9pt" officeooo:rsid="00209187"/>
    </style:style>
    <style:style style:name="T28" style:family="text">
      <style:text-properties fo:font-size="9pt" officeooo:rsid="0021bc3e"/>
    </style:style>
    <style:style style:name="T29" style:family="text">
      <style:text-properties fo:font-size="9pt" officeooo:rsid="0023193f"/>
    </style:style>
    <style:style style:name="T30" style:family="text">
      <style:text-properties fo:font-size="9pt" officeooo:rsid="00254a76"/>
    </style:style>
    <style:style style:name="T31" style:family="text">
      <style:text-properties fo:font-size="9pt" officeooo:rsid="00276948"/>
    </style:style>
    <style:style style:name="T32" style:family="text">
      <style:text-properties fo:font-size="9pt" officeooo:rsid="002a7b6d"/>
    </style:style>
    <style:style style:name="T33" style:family="text">
      <style:text-properties fo:font-size="9pt" officeooo:rsid="002aa68d"/>
    </style:style>
    <style:style style:name="T34" style:family="text">
      <style:text-properties fo:font-weight="bold" style:font-weight-asian="bold" style:font-weight-complex="bold"/>
    </style:style>
    <style:style style:name="T35" style:family="text">
      <style:text-properties fo:font-weight="bold" officeooo:rsid="0018da2f" style:font-weight-asian="bold" style:font-weight-complex="bold"/>
    </style:style>
    <style:style style:name="T36" style:family="text">
      <style:text-properties fo:font-weight="bold" officeooo:rsid="001a0d66" style:font-weight-asian="bold" style:font-weight-complex="bold"/>
    </style:style>
    <style:style style:name="T37" style:family="text">
      <style:text-properties fo:font-weight="bold" officeooo:rsid="0023193f" style:font-weight-asian="bold" style:font-weight-complex="bold"/>
    </style:style>
    <style:style style:name="T38" style:family="text">
      <style:text-properties fo:font-weight="bold" officeooo:rsid="00254a76" style:font-weight-asian="bold" style:font-weight-complex="bold"/>
    </style:style>
    <style:style style:name="T39" style:family="text">
      <style:text-properties fo:font-weight="bold" officeooo:rsid="001bece0" style:font-weight-asian="bold" style:font-weight-complex="bold"/>
    </style:style>
    <style:style style:name="T40" style:family="text">
      <style:text-properties fo:font-weight="bold" officeooo:rsid="002b3533" style:font-weight-asian="bold" style:font-weight-complex="bold"/>
    </style:style>
    <style:style style:name="T41" style:family="text">
      <style:text-properties fo:font-weight="bold" officeooo:rsid="001d8ddf" style:font-weight-asian="bold" style:font-weight-complex="bold"/>
    </style:style>
    <style:style style:name="T42" style:family="text">
      <style:text-properties fo:font-weight="bold" officeooo:rsid="001eaac7" style:font-weight-asian="bold" style:font-weight-complex="bold"/>
    </style:style>
    <style:style style:name="T43" style:family="text">
      <style:text-properties fo:font-weight="bold" officeooo:rsid="001ef6e2" style:font-weight-asian="bold" style:font-weight-complex="bold"/>
    </style:style>
    <style:style style:name="T44" style:family="text">
      <style:text-properties fo:font-weight="bold" officeooo:rsid="001f412e" style:font-weight-asian="bold" style:font-weight-complex="bold"/>
    </style:style>
    <style:style style:name="T45" style:family="text">
      <style:text-properties fo:font-weight="bold" officeooo:rsid="00209187" style:font-weight-asian="bold" style:font-weight-complex="bold"/>
    </style:style>
    <style:style style:name="T46" style:family="text">
      <style:text-properties fo:font-weight="bold" officeooo:rsid="0024de6a" style:font-weight-asian="bold" style:font-weight-complex="bold"/>
    </style:style>
    <style:style style:name="T47" style:family="text">
      <style:text-properties fo:font-weight="bold" officeooo:rsid="0021bc3e" style:font-weight-asian="bold" style:font-weight-complex="bold"/>
    </style:style>
    <style:style style:name="T48" style:family="text">
      <style:text-properties fo:font-weight="bold" officeooo:rsid="00276948" style:font-weight-asian="bold" style:font-weight-complex="bold"/>
    </style:style>
    <style:style style:name="T49" style:family="text">
      <style:text-properties fo:font-weight="bold" officeooo:rsid="0028b851" style:font-weight-asian="bold" style:font-weight-complex="bold"/>
    </style:style>
    <style:style style:name="T50" style:family="text">
      <style:text-properties officeooo:rsid="002b4763"/>
    </style:style>
    <style:style style:name="T51" style:family="text">
      <style:text-properties fo:font-size="10.5pt"/>
    </style:style>
    <style:style style:name="T52" style:family="text">
      <style:text-properties fo:font-size="10.5pt" fo:font-weight="bold" style:font-weight-asian="bold" style:font-weight-complex="bold"/>
    </style:style>
    <style:style style:name="T53" style:family="text">
      <style:text-properties officeooo:rsid="001a0d66"/>
    </style:style>
    <style:style style:name="T54" style:family="text">
      <style:text-properties officeooo:rsid="001bece0"/>
    </style:style>
    <style:style style:name="T55" style:family="text">
      <style:text-properties officeooo:rsid="001d8ddf"/>
    </style:style>
    <style:style style:name="T56" style:family="text">
      <style:text-properties officeooo:rsid="001f412e"/>
    </style:style>
    <style:style style:name="T57" style:family="text">
      <style:text-properties officeooo:rsid="0021bc3e"/>
    </style:style>
    <style:style style:name="T58" style:family="text">
      <style:text-properties officeooo:rsid="00276948"/>
    </style:style>
    <style:style style:name="T59" style:family="text">
      <style:text-properties officeooo:rsid="002a7b6d"/>
    </style:style>
    <style:style style:name="T60" style:family="text">
      <style:text-properties officeooo:rsid="002aa68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unctional </text:p>
      <text:p text:style-name="P6">Funkcjonalności, możliwości, bezpieczeństwo</text:p>
      <text:p text:style-name="P1">Usability </text:p>
      <text:p text:style-name="P6">Czynnik ludzki, pomoc, dokumentacja </text:p>
      <text:p text:style-name="P1">Reliability </text:p>
      <text:p text:style-name="P6">Awaryjność, odzyskiwanie, przewidywalność</text:p>
      <text:p text:style-name="P1">Performance </text:p>
      <text:p text:style-name="P6">Czas reakcji, przepustowość, dokładność, dostępność, wykorzystanie </text:p>
      <text:p text:style-name="P6">zasobów</text:p>
      <text:p text:style-name="P1">Supportability </text:p>
      <text:p text:style-name="P6">Dostosowanie, utrzymanie, konfiguracja, lokalizacja </text:p>
      <text:p text:style-name="P1">Design </text:p>
      <text:p text:style-name="P6">Wszelkie ograniczenia projektowe (np. relacyjna baza danych) </text:p>
      <text:p text:style-name="P1">Implementation </text:p>
      <text:p text:style-name="P6">Narzędznia, sprzęt, zasoby, standardy</text:p>
      <text:p text:style-name="P1">Interface </text:p>
      <text:p text:style-name="P6">Interfejsy zewnętrznych systemów</text:p>
      <text:p text:style-name="P1">Physical </text:p>
      <text:p text:style-name="P6"/>
      <text:p text:style-name="P28"><text:span text:style-name="T1">J</text:span>ak ocenić sformułowane wymagania? </text:p>
      <text:p text:style-name="P6">•Szczegółowy/prosty <text:span text:style-name="T34">(Simple) </text:span></text:p>
      <text:p text:style-name="P6">•Mierzalny <text:span text:style-name="T34">(Measurable) </text:span></text:p>
      <text:p text:style-name="P6">•Osiągalny/atrakcyjny (<text:span text:style-name="T34">Achievable) </text:span></text:p>
      <text:p text:style-name="P6">•<text:span text:style-name="T1">I</text:span>stotny/realistyczny <text:span text:style-name="T34">(Relevant) </text:span></text:p>
      <text:p text:style-name="P6">•Terminowy <text:span text:style-name="T34">(Time-specific) </text:span></text:p>
      <text:p text:style-name="P6"/>
      <text:p text:style-name="P6"><text:span text:style-name="T34">Projektowanie obiektowe </text:span>= określanie <text:s/>odpowiedzialności obiektów (klas) i ich relacji względem siebie. Wszystkie dobre praktyki, zasady, wzorce sprowadzają się do tego jak właściwie rozdzielić odpowiedzialność na zbiór obiektów (klas).</text:p>
      <text:p text:style-name="P6"/>
      <text:p text:style-name="P1">GRASP </text:p>
      <text:p text:style-name="P6">General Responsibility Assignment Software Patterns (Principles) </text:p>
      <text:p text:style-name="P6">Nazwa </text:p>
      <text:p text:style-name="P6">Creator (Twórca)</text:p>
      <text:p text:style-name="P6">Problem </text:p>
      <text:p text:style-name="P6">Kto tworzy instancje klasy A? </text:p>
      <text:p text:style-name="P6">Rozwiązanie: Przydziel zobowiązanie tworzenia instancji klasy A klasie B, je<text:span text:style-name="T1">ż</text:span>eli zachodzi </text:p>
      <text:p text:style-name="P6">jeden z warunków:</text:p>
      <text:p text:style-name="P6">• B „zawiera” A lub agreguje A (kompozycja)</text:p>
      <text:p text:style-name="P6">• B zapamiętuje A</text:p>
      <text:p text:style-name="P6">• B bezpośrednio u<text:span text:style-name="T1">ż</text:span>ywa A</text:p>
      <text:p text:style-name="P6">• B posiada dane inicjalizacyjne dla A </text:p>
      <text:p text:style-name="P6"/>
      <text:p text:style-name="P3">SOLID</text:p>
      <text:p text:style-name="P7"><text:span text:style-name="T35">SRP, Single Responsibility Principle</text:span><text:span text:style-name="T1"> - ż</text:span>adna klasa nie mo<text:span text:style-name="T1">ż</text:span>e być modyfikowana z więcej ni<text:span text:style-name="T1">ż</text:span> jednego powodu</text:p>
      <text:p text:style-name="P7"><text:span text:style-name="T34">Open-closed Principle</text:span> - Składniki oprogramowania (klasy, moduły) powinny być otwarte (na rozszerzenia, adaptowalne) i zamknięte (na modyfikacje wpływające na klientów)</text:p>
      <text:p text:style-name="P7"><text:span text:style-name="T34">Liskov Substitution Principle</text:span> - zasada dobrego dziedziczenia - Musi istnieć moĪliwość zastępowania typów bazowych ich podtypami (w kontekście semantycznym, poprawności działania programu, a nie syntaktycznym – program się skompilował)</text:p>
      <text:p text:style-name="P7"><text:span text:style-name="T34">Interface Segregation Principle</text:span> - Klient nie powinien być zmuszany do zale<text:span text:style-name="T1">ż</text:span>ności od metod których nie u<text:span text:style-name="T1">ż</text:span>ywa</text:p>
      <text:p text:style-name="P7"><text:span text:style-name="T34">Dependency Inversion Principle</text:span> - Moduły wysokiego poziomu nie powinny zaleĪeć od modułów niskiego poziomu tylko od abstrakcji. Abstrakcje nie powinny zaleĪeć od szczegółowych rozwiązań.</text:p>
      <text:p text:style-name="P6"/>
      <text:p text:style-name="P29">Wzorce podstawowe:</text:p>
      <text:p text:style-name="P29"/>
      <text:p text:style-name="P22">-<text:span text:style-name="T34">klasa abstrakcyjna i interfejs</text:span></text:p>
      <text:p text:style-name="P8"><text:span text:style-name="T53">-</text:span><text:span text:style-name="T36">delegacja </text:span>(Prefer Delegation over Inheritance) </text:p>
      <text:p text:style-name="P22">Wzorce kreacyjne:</text:p>
      <text:p text:style-name="P22">-<text:span text:style-name="T34">singleton</text:span></text:p>
      <text:p text:style-name="P8"><text:span text:style-name="T53">-</text:span><text:span text:style-name="T36">monostatic</text:span><text:span text:style-name="T53"> - </text:span>Usuwa ograniczenie liczby instancji w Singletonie, pozostawia właściwość współdzielenia </text:p>
      <text:p text:style-name="P6">stanu </text:p>
      <text:p text:style-name="P6"><text:soft-page-break/>- <text:span text:style-name="T34">(Parametrized) Factory</text:span></text:p>
      <text:p text:style-name="P8"><text:span text:style-name="T53">-</text:span><text:span text:style-name="T34">Factory Method</text:span><text:span text:style-name="T36">:</text:span></text:p>
      <text:list xml:id="list6314092352578367844" text:style-name="L1">
        <text:list-item>
          <text:p text:style-name="P9"><text:span text:style-name="T53">Delegowanie tworzenia </text:span>obiektu użytkowego do metody tworzącej, zwykle abstrakcyjnej (FactoryMethod) </text:p>
        </text:list-item>
      </text:list>
      <text:list xml:id="list843350500433012020" text:style-name="L2">
        <text:list-item>
          <text:p text:style-name="P10">Metoda fabrykująca mimo że nie ma implementacji, może już być używana (w AnOperation) </text:p>
        </text:list-item>
      </text:list>
      <text:list xml:id="list4786809836458417154" text:style-name="L3">
        <text:list-item>
          <text:p text:style-name="P11">Podklasy <text:s/>dostarczają implementacji metody fabrykującej </text:p>
        </text:list-item>
      </text:list>
      <text:p text:style-name="P22"/>
      <text:p text:style-name="P8"><text:span text:style-name="T53">- </text:span><text:span text:style-name="T36">Abstract Factory</text:span></text:p>
      <text:p text:style-name="P8">-<text:span text:style-name="T36">Prototype</text:span></text:p>
      <text:list xml:id="list2107204162712528013" text:style-name="L4">
        <text:list-item>
          <text:p text:style-name="P12">Istnieje kilka prototypowych instancji obiektów</text:p>
        </text:list-item>
        <text:list-item>
          <text:p text:style-name="P12">Tworzenie nowych polega na kopiowaniu prototypów</text:p>
        </text:list-item>
        <text:list-item>
          <text:p text:style-name="P12">Nie ma znaczenia kto i jak wyprodukował instancje prototypów</text:p>
        </text:list-item>
      </text:list>
      <text:p text:style-name="P8">-<text:span text:style-name="T34">Object Pool:</text:span></text:p>
      <text:list xml:id="list4378355714344981880" text:style-name="L5">
        <text:list-item>
          <text:p text:style-name="P13">Reużywanie/ współdzielenie obiektów które są kłopotliwe w tworzeniu (np. czasochłonne)</text:p>
        </text:list-item>
        <text:list-item>
          <text:p text:style-name="P13">Metoda tworzenia/pobierania obiektu bywa parametryzowana</text:p>
        </text:list-item>
      </text:list>
      <text:p text:style-name="P8">-<text:span text:style-name="T36">Builder</text:span><text:span text:style-name="T53">:</text:span></text:p>
      <text:list xml:id="list1962120813258182901" text:style-name="L6">
        <text:list-item>
          <text:p text:style-name="P14"><text:span text:style-name="T53">Ukrywanie szczegółów kodu służącego do kreowania </text:span>obiektu/obiektów</text:p>
        </text:list-item>
      </text:list>
      <text:p text:style-name="P8"/>
      <text:p text:style-name="P32"><text:span text:style-name="T34">Wzorce strukturalne</text:span>:</text:p>
      <text:p text:style-name="P32"/>
      <text:p text:style-name="P15"><text:span text:style-name="T54">-</text:span><text:span text:style-name="T39">Facade</text:span><text:span text:style-name="T54">: </text:span>uproszczony interfejs dla podsystemu z wieloma interfejsami</text:p>
      <text:p text:style-name="P15">-<text:span text:style-name="T39">Read-onlu</text:span><text:span text:style-name="T40">=y</text:span><text:span text:style-name="T39"> interface</text:span><text:span text:style-name="T54">: Motto: interfejs do odczytu dla wszystkich, a do zapisu tylko dla wybranych</text:span></text:p>
      <text:p text:style-name="P15"><text:span text:style-name="T54">- </text:span><text:span text:style-name="T39">Flyweight</text:span><text:span text:style-name="T54">: Efektywne zarządzanie wieloma drobnymi obiektami </text:span></text:p>
      <text:p text:style-name="P6">Kojarzyć: <text:span text:style-name="T34">Object Pool + immutable + bardzo dużo danych</text:span> –zapamiętać przykład z wykładu Board vs Checker </text:p>
      <text:p text:style-name="P15"><text:span text:style-name="T54">-</text:span><text:span text:style-name="T39">Decorator:</text:span><text:span text:style-name="T54"> Dynamicznie rozszerzanie odpowiedzialności obiektów (alternatywa dla podklas)</text:span></text:p>
      <text:p text:style-name="P6">Kojarzyć: <text:s/>w bibliotekach standardowych technologii przemysłowych od lat używa się wzorca Decorator do implementacji podsystemu strumieni</text:p>
      <text:p text:style-name="P15"><text:span text:style-name="T54">- </text:span><text:span text:style-name="T39">Proxy:</text:span><text:span text:style-name="T54"> substytut (zamiennik) obiektu w celu sterowania </text:span>dostępem do niego</text:p>
      <text:p text:style-name="P15"><text:span text:style-name="T54">- </text:span><text:span text:style-name="T39">Adapter: </text:span>uzgadnianie niezgodnych interfejsów</text:p>
      <text:p text:style-name="P15"><text:span text:style-name="T54">- </text:span><text:span text:style-name="T39">Bridge</text:span><text:span text:style-name="T54">: </text:span><text:span text:style-name="T34">SRP + ISP + DIP </text:span>dla hierarchii obiektowej o dwóch stopniach swobody; oddzielenie abstrakcji od implementacji </text:p>
      <text:p text:style-name="P15"><text:span text:style-name="T54">- </text:span><text:span text:style-name="T39">Composite: </text:span><text:span text:style-name="T54">składanie obiektów w struktury „drzewiaste”</text:span></text:p>
      <text:p text:style-name="P6">Kojarzyć: Tree, Expression</text:p>
      <text:p text:style-name="P23"/>
      <text:p text:style-name="P30">Wzorce czynnościowe:</text:p>
      <text:p text:style-name="P30"/>
      <text:p text:style-name="P15"><text:span text:style-name="T54">-</text:span><text:span text:style-name="T39">Visitor: </text:span><text:span text:style-name="T54">Motto: definiowanie nowej operacji bez modyfikowania interfejsu </text:span></text:p>
      <text:p text:style-name="P6">Kojarzyć: TreeVisitor z wykładu, ExpressionVisitor z biblioteki standardowej .NET </text:p>
      <text:p text:style-name="P15"><text:span text:style-name="T54">-</text:span><text:span text:style-name="T41">Null Object: </text:span><text:span text:style-name="T55">pusta implementacja zwalniająca klienta z testów </text:span>if na nul<text:span text:style-name="T55">l</text:span></text:p>
      <text:p text:style-name="P15"><text:span text:style-name="T55">-</text:span><text:span text:style-name="T41">Iterator: </text:span><text:span text:style-name="T55">sekwencyjny dostęp do obiektu zagregowanego bez ujawniania jego </text:span>struktury </text:p>
      <text:p text:style-name="P6">Kojarzyć: IEnumerator, IEnumerable</text:p>
      <text:p text:style-name="P15"><text:span text:style-name="T55">-</text:span><text:span text:style-name="T41">Interpreter(Little Language): </text:span><text:span text:style-name="T55">reprezentacja gramatyki języka i jego interpretera</text:span></text:p>
      <text:p text:style-name="P24">Kojarzyć: kompozyt z interpreterem</text:p>
      <text:p text:style-name="P16"><text:span text:style-name="T55">-</text:span><text:span text:style-name="T41">Observer: </text:span>powiadamianie zainteresowanych o zmianie stanu, dzięki czemu nie odwołują się one do siebie wprost. </text:p>
      <text:p text:style-name="P6">Kojarzyć: zdarzenia w C#</text:p>
      <text:p text:style-name="P6">Przykład z życia: architektura aplikacji oparta o powiadomienia między różnymi widokami (w środku okienka – Mediator, pomiędzy okienkami – Observer) </text:p>
      <text:p text:style-name="P6">Jeszcze inaczej –Observer ujednolica interfejs „Colleagues” Mediatora, dzięki czemu obsługuje dowolną liczbę „Colleagues”</text:p>
      <text:p text:style-name="P16"><text:span text:style-name="T55">- </text:span><text:span text:style-name="T41">Mediator: </text:span>Koordynator współpracy ściśle określonej grupy obiektów – dzięki niemu one nie odwołują się do siebie wprost (nie muszą nic o sobie wiedzieć), ale przesyłają sobie powiadomienia przez mediatora. </text:p>
      <text:p text:style-name="P6">Kojarzyć: niby Observer bo też „powiadomienia”, ale zbiór współpracujących obiektów jest tu ściśle określony. Mediator może więc wykorzystać ten fakt do wyboru różnych technik przesyłania powiadomień (bezpośrednio, na styl observera itp.). </text:p>
      <text:p text:style-name="P6">Druga różnica między Mediatorem a Observerem jest taka że to kolaborujące obiekty przesyłają sobie powiadomienia o zmianie swojego stanu, a stan Mediatora nie ma nic do tego. Observer ze wszyscy zainteresowani nasłuchują powiadomień o zmianie stanu obiektu obserwowanego. Nie ma więc zupełnie analogii między mediatorem a obserwowanym.</text:p>
      <text:p text:style-name="P6">Przykład z życia: typowe okienka desktopowych technologii wytwarzania </text:p>
      <text:p text:style-name="P6">GUI są mediatorami między konkretnymi kontrolami, które są zagregowane wewnątrz (w środku okienka –</text:p>
      <text:p text:style-name="P6">Mediator, pomiędzy okienkami –Observer) </text:p>
      <text:p text:style-name="P16"><text:span text:style-name="T55">- </text:span><text:span text:style-name="T42">Event Aggregator: </text:span><text:span text:style-name="T2">rozwiąż problem Observera ogólniej – </text:span>jeden raz dla różnych typów powiadomień</text:p>
      <text:p text:style-name="P6"><text:soft-page-break/>Kojarzyć: ogólniejszy Observer, „hub” komunikacyjny (Observer zaimplementowany jako „słownik list” słuchaczy indeksowany typem powiadomienia) Event Aggregator znosi najważniejsze ograniczenie Observera – klasy obserwatorów muszą tam zna<text:span text:style-name="T2">ć</text:span> klasę obserwowanego. W EventAggregatorze zarówno obserwowani jak i obserwujący muszą tylko wiedzieć gdzie szukać EventAggregatora. W efekcie klasy obserwowane i obserwujące mogą być zdefiniowane np. w niezależnych od siebie modułach (co jest niemożliwe w przypadku Observera).</text:p>
      <text:p text:style-name="P6">Uwaga: jeden z ważniejszych wzorców dobrej architektury aplikacji </text:p>
      <text:p text:style-name="P17"><text:span text:style-name="T2">- </text:span><text:span text:style-name="T43">Memento: </text:span>Zapamiętuj i pozwalaj odzyskać stan obiektu </text:p>
      <text:p text:style-name="P6"><text:span text:style-name="T34">Uwaga: </text:span>stan obiektu i stan pamiątki nie muszą być takie same. W szczególności duże obiekty mogą tworzyć małe, przyrostowe pamiątki</text:p>
      <text:p text:style-name="P6">Kojarzyć z: Undo (i opcjonalnym Redo). </text:p>
      <text:p text:style-name="P17"><text:span text:style-name="T43">- </text:span><text:span text:style-name="T44">Chain of Responsibility: </text:span><text:span text:style-name="T56">uniknięcie związania obiektu wysyłającego żądanie z konkretnym odbiorcą w </text:span></text:p>
      <text:p text:style-name="P6">sytuacji gdy zbiór możliwych odbiorców jest dynamiczny</text:p>
      <text:p text:style-name="P6">Kojarzyć: łańcuch niezależnych odbiorców wiadomości; przetwarzanie w skomplikowanej logice</text:p>
      <text:p text:style-name="P17"><text:span text:style-name="T44">- </text:span><text:span text:style-name="T45">Command: </text:span><text:span text:style-name="T3">kapsułkowanie żądań w postaci obiektów o jednolitym interfejsie dostępu, oddziel </text:span>a wywołującego (Invoker) od odbiorcy (Receiver). Wiele różnych klas Receiver może mieć różny interfejs, ale dzięki Command dla Invokera wyglądają one tak samo. Można powiedzieć, że Command wciela w życie filozofię Adaptera na szeroką skalę –każdy ConcreteCommand jest adapterem jakiegoś Receiver do jednolitego interfejsu Command. </text:p>
      <text:p text:style-name="P6"><text:span text:style-name="T34">Uwaga: </text:span>prostszą alternatywą byłoby zapamiętanie funkcji zwrotnej, ale komenda może mieć szerszy interfejs niż tylko Execute (), np. Undo() - o ile sam Receiver może nie implementować Undo wprost, o tyle ConcreteCommand może użyć innego sposobu implementacji Undo (zwykle – z pomocą </text:p>
      <text:p text:style-name="P6">innego obiektu). </text:p>
      <text:p text:style-name="P6"><text:span text:style-name="T3">- </text:span><text:span text:style-name="T45">Template Metho</text:span><text:span text:style-name="T46">d</text:span><text:span text:style-name="T45">: </text:span>określ szkielet algorytmu i zrzucając odpowiedzialność za implementację</text:p>
      <text:p text:style-name="P6">szczegółów do podklasy. </text:p>
      <text:p text:style-name="P6">Kojarzyć z: Template Method = Strategy przez dziedziczenie </text:p>
      <text:p text:style-name="P6">Refaktoryzacja Template Method do Strategy polega na zamianie klasy abstrakcyjnej na interfejs i wyłączeniu TemplateMethod do osobnej klasy do której wstrzykiwana jest implementacja <text:span text:style-name="T3">i</text:span>nterfejsu.</text:p>
      <text:p text:style-name="P6"><text:span text:style-name="T3">- </text:span><text:span text:style-name="T45">Strategy: </text:span>kreśl szkielet algorytmu i zrzucając odpowiedzialność za implementację szczegółów do klasy, do której delegujesz żądania. </text:p>
      <text:p text:style-name="P6">Kojarzyć z: Strategy = Template Method przez delegację</text:p>
      <text:p text:style-name="P6">Refaktoryzacja Strategy do Template Method polega na likwidacji wstrzykiwania – metoda szablonowa staje się częścią klasy abstrakcyjnej, a konkretną funkcjonalność uzyskuje się przez dziedziczenie. </text:p>
      <text:p text:style-name="P18"><text:span text:style-name="T57">- </text:span><text:span text:style-name="T47">State: </text:span>maszyna stanowa </text:p>
      <text:p text:style-name="P6"><text:span text:style-name="T34">Uwaga: </text:span>zbyt rzadko stosowana (można częściej niż się wydaje)</text:p>
      <text:p text:style-name="P6">Przykład zastosowania: zarządzanie złożonym GUI. Formularz jest kontekstem, a klasy stanów odpowiadają aktualnie wyświetlanej zawartości. W każdym ze stanów inaczej obsługuje się zestaw zdarzeń formantów. </text:p>
      <text:p text:style-name="P25"/>
      <text:p text:style-name="P31">Wzorce architektury aplikacji:</text:p>
      <text:p text:style-name="P26"/>
      <text:p text:style-name="P26">- <text:span text:style-name="T34">automated code ge</text:span><text:span text:style-name="T46">n</text:span><text:span text:style-name="T34">eration</text:span></text:p>
      <text:p text:style-name="P26">- <text:span text:style-name="T34">Object-relational mapping</text:span></text:p>
      <text:p text:style-name="P19"><text:span text:style-name="T4">- </text:span><text:span text:style-name="T37">Inversion of Control (Dependency Inversion) </text:span>= zestaw technik pozwalających tworzyć struktury klas o luźniejszym powiązaniu.</text:p>
      <text:p text:style-name="P6">Trzy kluczowe skojarzenia: </text:p>
      <text:p text:style-name="P6">1.<text:span text:style-name="T34">Późne wiązanie </text:span>– możliwość modyfikacji kodu bez rekompilacji, wyłącznie przez rekonfigurację, „programming against interfaces”(DIP) </text:p>
      <text:p text:style-name="P6">2.<text:span text:style-name="T34">Ułatwienie tworzenia testów jednostkowych </text:span>– zastąpienie podsystemów przez ich stuby/fake’i</text:p>
      <text:p text:style-name="P6">3. <text:span text:style-name="T34">Uniwersalna fabryka</text:span> – tworzenie instancji dowolnych typów według zadanych wcześniej reguł</text:p>
      <text:p text:style-name="P6">Dependency Injection = konkretny sposób realizacji IoC w językach obiektowych</text:p>
      <text:p text:style-name="P6"><text:span text:style-name="T34">… Inversion </text:span>= ogólna zasada</text:p>
      <text:p text:style-name="P6"><text:span text:style-name="T34">… Injection </text:span>= jej implementacja </text:p>
      <text:p text:style-name="P26"/>
      <text:p text:style-name="P19"><text:span text:style-name="T4">Jeszcze inne spo</text:span>jrzenie na modularność:</text:p>
      <text:p text:style-name="P6">1. <text:span text:style-name="T34">Sztywna zależność </text:span>(stable dependency) – klasyczna modularność; zależne moduły już istnieją, są stabilne, znane i przewidywalne (np. biblioteka standardowa)</text:p>
      <text:p text:style-name="P6">2. <text:span text:style-name="T34">Miękka zależność</text:span> (volatile dependency) – modularność dla której zachodzi któryś z powodów wprowadzenia spoiny:</text:p>
      <text:p text:style-name="P6">a. Konkretne środowisko może być konfigurowane dopiero w miejscu wdrożenia (późne wiązanie)</text:p>
      <text:p text:style-name="P6">b. Moduły powinny być rozwijane równolegle</text:p>
      <text:p text:style-name="P6">3. <text:span text:style-name="T34">Spoina (seam) </text:span>– miejsce, w którym decydujemy się na zależność od interfejsu zamiast od konkretnej klasy </text:p>
      <text:p text:style-name="P19"><text:span text:style-name="T37">Uwaga</text:span><text:span text:style-name="T34">.</text:span> O ile zastosowanie technik DI pozwala na <text:span text:style-name="T5">w</text:span>prowadzenie miękkich zależności w miejscach spoin, o tyle zwykle zależności do samych ram (frameworków) DI mają charakter sztywny.</text:p>
      <text:p text:style-name="P6"><text:soft-page-break/>Innymi słowy, nie projektuje się aplikacji w taki sposób, żeby móc miękko przekonfigurowywać je na <text:s/>różne implementacje ram DI. Zobaczymy jednak wzorzec Local Factory, który w praktyce na tyle izoluje użycie ramy DI w aplikacji, że jej wymiana na inny nie stanowi większego problemu.</text:p>
      <text:p text:style-name="P26"/>
      <text:p text:style-name="P19"><text:span text:style-name="T37">Service Locator</text:span><text:span text:style-name="T4"> </text:span>= schowanie singletona kontenera DI za fasadą, pozwalającą z dowolnego miejsca aplikacji na rozwiązanie zależności do usługi. Pozwala znacznie zredukować jawne zależności miedzy klasami. </text:p>
      <text:p text:style-name="P6">Service Locator nie musi być przekazywany jako zależność, <text:span text:style-name="T50">b</text:span>o jako si<text:span text:style-name="T5">n</text:span>gleto<text:span text:style-name="T5">n</text:span>, <text:span text:style-name="T5">m</text:span>oże <text:span text:style-name="T5">b</text:span>yć osiągal<text:span text:style-name="T5">n</text:span>y z dowol<text:span text:style-name="T5">n</text:span>ego miejsca.</text:p>
      <text:p text:style-name="P26"/>
      <text:p text:style-name="P2"><text:span text:style-name="T4">Alternatywą dla SL jest </text:span>Compositon Root + Local Factory (Dependency Resolver<text:span text:style-name="T5">)</text:span></text:p>
      <text:p text:style-name="P19"><text:span text:style-name="T38">Composition Root</text:span><text:span text:style-name="T5"> </text:span>= fragment kodu wykonywany zwykle na starcie aplikacji, odpowiedzialny za zdefiniowanie wszystkich zależności. W idealnej rzeczywistości, tylko w Composition Root pojawia się zależność do DI, a cała reszta aplikacji jest jej pozbawiona. </text:p>
      <text:p text:style-name="P6">W praktyce – <text:s/>w aplikacji typu desktop, CR jest funkcja wywoływaną z Main lub jej okolic, w aplikacji typu web to funkcja wywoływana w potoku z handlera zdarzenia Application_Start lub jego okolic. W stosie aplikacyjnym jest to warstwa najwyższa.Każde inne miejsce na konfigurację grafu zależności to już potknięcie projektowe</text:p>
      <text:p text:style-name="P6"/>
      <text:p text:style-name="P19"><text:span text:style-name="T38">Local Factory </text:span><text:span text:style-name="T34">(Dependency Resolver)</text:span> = fabryka odpowiedzialna za tworzenie instancji jednej lub wielu klas której funkcja fabrykująca nie ma gotowej implementacji. Zamiast tego, konkretna implementacja jest wstrzykiwana do fabryki z poziomu Compositon Root. </text:p>
      <text:p text:style-name="P6">Z kolei fabryka jest jedynym legalnym z punktu widzenia API danego podsystemu sposobem wytwarzania instancji obiektów tej jednej lub kilku klas. </text:p>
      <text:p text:style-name="P6">Obrazowo można powiedzieć, że w stosie aplikacyjnym cała logika od miejsca określenia fabryki w górę korzysta z tej fabryki do tworzenia instancji, ale konkretna implementacja jest „wstrzyknięta do fabryki” z samego wierzchu stosu aplikacyjnego, z poziomu CR. Na Local Factory można patrzeć jak na lokalnego Service Locatora, który tym się różni od swojego „dużego” brata że rozwiązuje problem lokalnie, na potrzeby jednej/kilku klas z jakiegoś konkretnego podsystemu i jest częścią dziedziny (API) tego podsystemu, a nie częścią obcego API, wymuszającego zewnętrzne zależności (jak SL). W prawdziwej aplikacji takich LocalFactories jest więc wiele – występują one wszędzie tam, gdzie pojawiają się miękkie zależności w ramach podsystemów.</text:p>
      <text:p text:style-name="P27"/>
      <text:p text:style-name="P19"><text:span text:style-name="T38">Repository </text:span>– dodatkowa warstwa abstrakcji na obiektową warstwę dostępu do danych. Zwykle Repository kontroluje dostęp do jednej „kategorii” danych (np. jednej tabeli z bazy danych) </text:p>
      <text:p text:style-name="P6"><text:span text:style-name="T34">Unit of Work</text:span> – kompozyt wielu repozytoriów – zarządza ich czasem życia i pozwala na dostęp do nich z jednego miejsca. Dodatkowo bierze na siebie m.in. zarządzanie transakcjami.</text:p>
      <text:p text:style-name="P27"/>
      <text:p text:style-name="P19"><text:span text:style-name="T5">Wzorce </text:span>warstwy interfejsu użytkownika mają na celu zapewnienie możliwości łatwiejszego utrzymania kodu oraz podniesienie wiarygodności – osiągają to oddzielając logikę przetwarzania od logiki prezentacji. Dzięki lepszej izolacji, możliwe jest testowanie obu warstw niezależnie za pomocą testów zautomatyzowanych, nie wymagających interakcji użytkownika. </text:p>
      <text:p text:style-name="P27"/>
      <text:p text:style-name="P4">Model-View-Controller (MVC) </text:p>
      <text:p text:style-name="P6">Wzorzec architektury interfejsu użytkownika zarezerwowany dla aplikacji typu Web Application.</text:p>
      <text:p text:style-name="P6">• Interakcja użytkownika Controller → Model + View </text:p>
      <text:p text:style-name="P6">• Kontroler i widoki są zwykle połączone relacją 1 - wiele (1 kontroler obsługuje wiele widoków)</text:p>
      <text:p text:style-name="P6">• Akcje użytkownika trafiają do właściwych kontrolerów; kontrolery są tworzone przez środowisko uruchomieniowe (tu: serwer aplikacji) na podstawie parametrów żądań HTTP</text:p>
      <text:p text:style-name="P6">• Kontroler na podstawie akcji użytkownika tworzy model danych, ustala widok do wyrenderowania i do widoku przekazuje model</text:p>
      <text:p text:style-name="P6"/>
      <text:p text:style-name="P5">Model-View-Presenter</text:p>
      <text:p text:style-name="P5">Model-View-ViewModel</text:p>
      <text:p text:style-name="P27"/>
      <text:p text:style-name="P19"><text:span text:style-name="T48">Test-Driven Development</text:span><text:span text:style-name="T34">(TDD) –</text:span> rozwijanie oprogramowania sterowane testami </text:p>
      <text:p text:style-name="P6"><text:span text:style-name="T34">System Under Test (SUT)</text:span> – klasa użytkowa, która jest podmiotem testu jednostkowego.</text:p>
      <text:p text:style-name="P6"><text:span text:style-name="T34">Collaborators </text:span>– klasy usług pomocniczych, z których korzysta klasa SUT, ale które nie są podmiotami testów. Myślimy o architekturze, w której usługi pomocnicze są wstrzykiwane do klas użytkowych.</text:p>
      <text:p text:style-name="P27"/>
      <text:p text:style-name="P19"><text:span text:style-name="T38">Test Double </text:span><text:span text:style-name="T34">(Dubler) </text:span>– klasa implementująca usługę, zastępująca prawdziwą implementację podczas </text:p>
      <text:p text:style-name="P20">testowania.</text:p>
      <text:p text:style-name="P20">Interfejs „udawanej” usługi można zaimplementować na różne sposoby:</text:p>
      <text:p text:style-name="P6">• <text:span text:style-name="T34">Dummy </text:span>- implementacja, która w ogóle nie jest wykorzystywana, a jej jedynym celem jest wypełnienie listy usług wstrzykiwanych do klasy SUT. Poszczególne metody implementacji typu Dummy mogą nawet wyrzucać wyjątki typu NotImplementedException, bo klasa <text:s/>SUT w ogóle tej usługi nie będzie wykorzystywać w danym teście.</text:p>
      <text:p text:style-name="P6"><text:soft-page-break/>• <text:span text:style-name="T34">Stub </text:span>- implementacja, która niekoniecznie działa zgodnie ze specyfikacją funkcjonalną; poszczególne metody zwracają wyniki spreparowane pod kątem konkretnego testu/testów. <text:span text:style-name="T58">P</text:span>rzydatne do testów na konkretnych danych i konkretnej sekwencji wywołań metod.</text:p>
      <text:p text:style-name="P6">• <text:span text:style-name="T34">Fake </text:span>– implementacja, która faktycznie działa i nawet robi to co powinna; co prawda sposób jej implementacji wyklucza jej produkcyjne wykorzystanie, ale równocześnie pozbawiona skutków ubocznych rzeczywistej implementacji. Przykład to implementacja repozytorium, która utrwala obiekty w pamięci operacyjnej <text:span text:style-name="T58">z</text:span>amiast w bazie danych. Przydatne do testów dowolnych danych i dowolnej sekwencji wywołań metod, na których miałaby pracować rzeczywista implementacja.</text:p>
      <text:p text:style-name="P6">• <text:span text:style-name="T34">Mock </text:span>– Mocking Object, typ zastępczy, gotowa rama aplikacyjna dostarczająca implementacji usług pod kątem testowania BDD</text:p>
      <text:p text:style-name="P27"/>
      <text:p text:style-name="P19"><text:span text:style-name="T38">Behavior Driven Development</text:span><text:span text:style-name="T34">(BDD) </text:span>– TDD, w którym testuje się zachowanie implementacji SUT i usług pomocniczych a nie ich stanu. Testowanie zachowania polega na sprawdzaniu: </text:p>
      <text:p text:style-name="P6">• Czy SUT wywołuje właściwe metody ze swoich collaborators</text:p>
      <text:p text:style-name="P6">• Czy wywołuje je z właściwymi parametrami</text:p>
      <text:p text:style-name="P6">• Czy wywołuje je właściwą liczbę razy</text:p>
      <text:p text:style-name="P20">• Czy wywołuje je we właściwej kolejności</text:p>
      <text:p text:style-name="P20">Testowanie zachowania jest ogólniejsze od testowania stanu, w wielu wypadkach pozwala unikać powtarzania sekwencji Act-Assert-Act-Assert, które przy testowaniu stanu są niezbędne do rozpoznawania sekwencji stanów.</text:p>
      <text:p text:style-name="P20"/>
      <text:p text:style-name="P20"><text:span text:style-name="T34">Design by Contract </text:span>– technika projektowania obiektowego, w której częścią interfejsu metod i klas są zobowiązania dotyczące stanu w określonych momentach obliczeń:</text:p>
      <text:p text:style-name="P6">• <text:span text:style-name="T34">precondition</text:span>(warunek wejścia) – stan w chwili rozpoczęcia wykonywania się metody</text:p>
      <text:p text:style-name="P6">• <text:span text:style-name="T34">postcondition </text:span>(warunek wyjścia) – stan w chwili zakończenia wykonywania się metody</text:p>
      <text:p text:style-name="P6">• <text:span text:style-name="T34">invariant</text:span>(niezmiennik) – stan w określonym momencie wykonywania się metody</text:p>
      <text:p text:style-name="P21">Warunki mają zwykle postać predykatów (formuł logicznych typu boole’owskiego) wyrażonych w języku logiki pierwszego rzędu.</text:p>
      <text:p text:style-name="P21"><text:span text:style-name="T49">O</text:span><text:span text:style-name="T34">CL</text:span>(Object Constraint Language) – uniwersalny formalizm zaprojektowany do wyrażania kontraktów DbC w językach obiektowych, stosunkowo mało rozpowszechniony.</text:p>
      <text:p text:style-name="P20"/>
      <text:p text:style-name="P20"><text:span text:style-name="T34">Aplikacje rozległe </text:span>(ang. Enterprise applications) – to wielomodułowe systemy informatyczne, często rozwijane przez lata lub powstające w wyniku połączenia kilku niezależnych elementów, zbudowanych w różnych technologiach i w oparciu o różne konstrukcje architektury</text:p>
      <text:p text:style-name="P20"/>
      <text:p text:style-name="P20"><text:span text:style-name="T34">Single sign-on</text:span>(pojedyncze logowanie) – to właściwość aplikacji rozległych, w których dostęp do <text:span text:style-name="T59">t</text:span>ych części poszczególnych modułów które wymagają autentykacji i autoryzacji, możliwy jest po jednokrotnym potwierdzeniu tożsamości użytkownika. </text:p>
      <text:p text:style-name="P6">Z uwagi na różne implementacje realizujące ten sam cel, można mówić o wzorcu dla aplikacji rozległych.</text:p>
      <text:p text:style-name="P20"/>
      <text:p text:style-name="P20"><text:span text:style-name="T34">Claim</text:span>(stwierdzenie/oświadczenie) – informacja o Kimś wydane przez jakiegoś Wystawcę. Claim powinien być „podpisany” tzn. nie powinno być wątpliwości że wydał go Wystawca. Zwykle nie da się nijak inaczej stwierdzić czy claim jest prawdziwy czy nie, ale ufamy wystawy wobec czego akceptujemy informację.</text:p>
      <text:p text:style-name="P20"/>
      <text:p text:style-name="P20"><text:span text:style-name="T34">Message-oriented architecture </text:span>– model architektury zorientowany na komunikaty wymieniane między modułami. Ciekawie zaczyna robić się wtedy, kiedy mówimy o architekturze systemów poniewa<text:span text:style-name="T60">ż</text:span> wtedy do wymiany komunikatów niezbędny staje się zewnątrzprocesowy pośrednik – Message-oriented Middleware(MOM).</text:p>
      <text:p text:style-name="P20"/>
      <text:p text:style-name="P20">Współcześnie preferuje się specyfikacje typu Protocol Driven, specyfikacje typu API Driven są uznawane za przestarzałe z uwagi na problemy z interoperacyjnością.</text:p>
      <text:p text:style-name="P20"/>
      <text:p text:style-name="P20"><text:span text:style-name="T34">Enterprise Service Bus </text:span>– usługa zewnątrzprocesowa typu MOM, dostarczająca narzędzi komunikacyjnych w rozległym środowisku aplikacyjnym</text:p>
      <text:p text:style-name="P20"/>
      <text:p text:style-name="P20"><text:span text:style-name="T34">Command-Query Responsibilibty Separation </text:span>– filozofia budowy systemu transakcyjnego, w którym rola odczytu i zapisu (modyfikacji) jest wyraĨnie koncepcyjnie rozdzielona.</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5T18:04:28.607970773</meta:creation-date>
    <dc:date>2018-06-16T13:15:41.249410444</dc:date>
    <meta:editing-duration>PT1H7M24S</meta:editing-duration>
    <meta:editing-cycles>12</meta:editing-cycles>
    <meta:generator>LibreOffice/5.1.6.2$Linux_X86_64 LibreOffice_project/10m0$Build-2</meta:generator>
    <meta:document-statistic meta:table-count="0" meta:image-count="0" meta:object-count="0" meta:page-count="5" meta:paragraph-count="185" meta:word-count="2352" meta:character-count="18406" meta:non-whitespace-character-count="16129"/>
  </office:meta>
</office:document-meta>
</file>